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8. Atribuir Dica</text:h>
      <text:p text:style-name="Text_20_body"/>
      <text:h text:style-name="Heading_20_2" text:outline-level="2">Descrição:</text:h>
      <text:p text:style-name="Text_20_body"><text:tab/>O usuário pode dar uma dica relacionada a um tema específico.</text:p>
      <text:h text:style-name="Heading_20_2" text:outline-level="2">Atores:</text:h>
      <text:p text:style-name="Text_20_body"><text:tab/>Usuário privado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que ira receber a dica deve estar cadastrado no sistema. Os temas que podem receber dicas são:</text:p>
      <text:p text:style-name="Text_20_body"><text:tab/><text:tab/>Eventos;</text:p>
      <text:p text:style-name="Text_20_body"><text:tab/><text:tab/>Estabelecimentos;</text:p>
      <text:p text:style-name="Text_20_body"><text:tab/><text:tab/>Pontos Turísticos;</text:p>
      <text:h text:style-name="Heading_20_2" text:outline-level="2">Fluxo Principal[Dar Dica]:</text:h>
      <text:p text:style-name="Text_20_body"><text:tab/>1 - No tema desejado o sistema apresenta todas as dicas cadastradas. [A.1 – Excluir]</text:p>
      <text:p text:style-name="Text_20_body"><text:tab/>2 - O usuário seleciona a opção de dar nova dica.</text:p>
      <text:p text:style-name="Text_20_body"><text:tab/>3 - O sistema exibe a tela com o formulário para o cadastro da dica.</text:p>
      <text:p text:style-name="Text_20_body"><text:tab/>4 - O usuário preenche o formulário da dica e clica em salvar. [E.1]</text:p>
      <text:p text:style-name="Text_20_body"><text:tab/>5 - O sistema exibe os dados do tema que teve a dica atribuída e mostra todas as dicas <text:tab/> <text:s/><text:tab/> <text:s text:c="4"/>relacionadas.</text:p>
      <text:h text:style-name="Heading_20_2" text:outline-level="2">Fluxo Alternativo:</text:h>
      <text:p text:style-name="Standard"><text:tab/>A.1 [Excluir]</text:p>
      <text:p text:style-name="Text_20_body"><text:tab/><text:tab/>1 – O usuário clica na opção excluir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exclui a dica e lista todas as dicas cadastradas para aquele objeto.</text:p>
      <text:h text:style-name="Heading_20_2" text:outline-level="2"/>
      <text:h text:style-name="P1" text:outline-level="2">Fluxos de exceção:</text:h>
      <text:p text:style-name="Text_20_body"><text:tab/>E.1 [Campos obrigatórios não preenchidos]</text:p>
      <text:p text:style-name="Text_20_body"><text:tab/><text:tab/>1 – O sistema não salva a dica, volta para o formulário e informa que os campos obrigatórios devem ser preenchidos.</text:p>
      <text:p text:style-name="Text_20_body"><text:tab/></text:p>
      <text:p text:style-name="Text_20_body"><text:tab/>E.2 [Nome muito curto]</text:p>
      <text:p text:style-name="Text_20_body"><text:tab/><text:tab/>1 – O sistema não salva a dica, volta para o formulário e informa que o nome da dica é muito curt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0:08</meta:creation-date>
    <dc:date>2009-09-17T21:16:38</dc:date>
    <meta:editing-duration>PT01H05M42S</meta:editing-duration>
    <meta:editing-cycles>27</meta:editing-cycles>
    <meta:generator>OpenOffice.org/3.0$Unix OpenOffice.org_project/300m15$Build-9379</meta:generator>
    <meta:document-statistic meta:table-count="0" meta:image-count="0" meta:object-count="0" meta:page-count="2" meta:paragraph-count="30" meta:word-count="243" meta:character-count="1344"/>
  </office:meta>
</office:document-meta>
</file>